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lter.String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ilt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ilter.split( String to_spli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ringFilter.removeAttribute( String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Filter.process( String to_pro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Filter.addAttribute( String attribute ,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Filter.has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